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353cm" fo:margin-bottom="0cm" loext:contextual-spacing="false" fo:text-align="justify" style:justify-single-word="false"/>
      <style:text-properties officeooo:paragraph-rsid="000c2fca"/>
    </style:style>
    <style:style style:name="P2" style:family="paragraph" style:parent-style-name="Standard">
      <style:paragraph-properties fo:margin-top="0.353cm" fo:margin-bottom="0cm" loext:contextual-spacing="false" fo:text-align="justify" style:justify-single-word="false"/>
      <style:text-properties officeooo:rsid="000dffb3" officeooo:paragraph-rsid="000dffb3"/>
    </style:style>
    <style:style style:name="P3" style:family="paragraph" style:parent-style-name="Standard">
      <style:paragraph-properties fo:margin-top="0.353cm" fo:margin-bottom="0cm" loext:contextual-spacing="false" fo:text-align="justify" style:justify-single-word="false"/>
      <style:text-properties officeooo:rsid="0021aff6" officeooo:paragraph-rsid="0021aff6"/>
    </style:style>
    <style:style style:name="P4" style:family="paragraph" style:parent-style-name="Standard">
      <style:paragraph-properties fo:margin-top="0.353cm" fo:margin-bottom="0cm" loext:contextual-spacing="false" fo:text-align="justify" style:justify-single-word="false"/>
      <style:text-properties officeooo:rsid="0021d412" officeooo:paragraph-rsid="0021d412"/>
    </style:style>
    <style:style style:name="P5" style:family="paragraph" style:parent-style-name="Standard">
      <style:paragraph-properties fo:margin-top="0.353cm" fo:margin-bottom="0cm" loext:contextual-spacing="false" fo:text-align="justify" style:justify-single-word="false"/>
      <style:text-properties officeooo:rsid="0021df16" officeooo:paragraph-rsid="0021df16"/>
    </style:style>
    <style:style style:name="P6" style:family="paragraph" style:parent-style-name="Standard">
      <style:paragraph-properties fo:margin-top="0.353cm" fo:margin-bottom="0cm" loext:contextual-spacing="false" fo:text-align="justify" style:justify-single-word="false"/>
      <style:text-properties officeooo:rsid="00249a59" officeooo:paragraph-rsid="00249a59"/>
    </style:style>
    <style:style style:name="P7" style:family="paragraph" style:parent-style-name="Title">
      <style:paragraph-properties fo:margin-top="0.353cm" fo:margin-bottom="0cm" loext:contextual-spacing="false" fo:text-align="justify" style:justify-single-word="false"/>
      <style:text-properties officeooo:paragraph-rsid="000c2fca"/>
    </style:style>
    <style:style style:name="T1" style:family="text">
      <style:text-properties officeooo:rsid="000e0f46"/>
    </style:style>
    <style:style style:name="T2" style:family="text">
      <style:text-properties officeooo:rsid="00119bf4"/>
    </style:style>
    <style:style style:name="T3" style:family="text">
      <style:text-properties officeooo:rsid="001a913b"/>
    </style:style>
    <style:style style:name="T4" style:family="text">
      <style:text-properties officeooo:rsid="0021d412"/>
    </style:style>
    <style:style style:name="T5" style:family="text">
      <style:text-properties officeooo:rsid="0023a47d"/>
    </style:style>
    <style:style style:name="T6" style:family="text">
      <style:text-properties officeooo:rsid="002464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jeto de Laboratório - Programação II</text:p>
      <text:p text:style-name="P1"/>
      <text:p text:style-name="P2"><text:span text:style-name="T1">Na </text:span><text:s/>US1 <text:span text:style-name="T2">foi criada a super-classe Item, que representa a base para os tipos de produtos compativeis com a especificação. Também foram criados sub-classes de Item: Produto nao industrializado por quilo, Produto por unidade e produto por quantidade fixa. Elas foram criadas para atender as necessidades de geracao dos diversos tipos de representação textual. Elas possuem também diferentes comportamentos de acordo com o seu tipo. Para essa US, foi criada uma classe sistemaController, Fachada(Facade) e ListaPraMim. Para guardar esses itens foi usado um hashMap que associa um inteiro(Id) a um item, pelo fato de cada item possuir um identificador único. A classe sistemaController esta responsavel por criar, pesquisar, atualizar e deletar itens.</text:span></text:p>
      <text:p text:style-name="P2"><text:span text:style-name="T3">Na </text:span>US2 <text:span text:style-name="T3">foram implementados diferentes funcionalidades de listagem de itens. Essas listagens podem seguir diferentes tipos de ordenação: por cadastro , por ordem alfabetica, menor preco e por nome. Para auxiliar na comparacao foram criados alguns comparadores. </text:span></text:p>
      <text:p text:style-name="P2"/>
      <text:p text:style-name="P2"><text:span text:style-name="T3">Na </text:span>US3 <text:s/><text:span text:style-name="T3">foi criado a classe lista de compra. Nela existem uma colecao de compra do tipo HashMap,onde foi guardado uma compras que associam id do seu item a uma compra. Logo, cada compra possui um item e uma quantidade associada. Ela tem uma própria representação textual necessaria para listagem de compras e tambem possuem um metodo próprio de comparação.A lista de compra também possui uma data. Para que essas listas fossem armazenadas foi criado um HashMap dentro de sistemaController, que associa um descritor a uma lista de compras.</text:span></text:p>
      <text:p text:style-name="P2"/>
      <text:p text:style-name="P3">Na US4 foram implementados diferentes metodos para pesquisar em lista de compras. <text:span text:style-name="T4">Para que atendesse as diferentes tipos de ordenações.</text:span></text:p>
      <text:p text:style-name="P3"/>
      <text:p text:style-name="P4">Na US5 foi criado metodos para geracao automatica de lista de compras. Essa gerações podem seguir tres estrategias: criando uma copia da mais recente, a ultima lista que contem uma compra e uma lista que contem os itens mais comprados. </text:p>
      <text:p text:style-name="P4"/>
      <text:p text:style-name="P4">Na US6 foi criado metodos que sugerem um melhor estabelecimento para as compras de um determinado item. Tambem foram criados metodos para a listagem dessas listas.Tambem foi criado <text:soft-page-break/>a classe estabelecimento para armazenar todos as compras que possuem em um local de compra.</text:p>
      <text:p text:style-name="P4"/>
      <text:p text:style-name="P5">Na US7 Foi criado metodos responsaveis p<text:span text:style-name="T5">or</text:span> :salva<text:span text:style-name="T5">mento</text:span> e carreg<text:span text:style-name="T5">amento</text:span> <text:span text:style-name="T5">d</text:span>os dados do sistema.</text:p>
      <text:p text:style-name="P2"><text:span text:style-name="T6">Em todas as US’s foram criados testes de unidade pegando os casos limites de suas especificações.</text:span></text:p>
      <text:p text:style-name="P6"/>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49cm" fo:margin-bottom="0cm" loext:contextual-spacing="false" fo:line-height="13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top="0.564cm" fo:margin-bottom="0cm" loext:contextual-spacing="false" fo:line-height="100%"/>
      <style:text-properties fo:color="#353744" fo:font-size="36pt" style:font-size-asian="36pt" style:font-size-complex="36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31T11:51:35.238418084</dc:date>
    <meta:editing-duration>PT40M47S</meta:editing-duration>
    <meta:editing-cycles>21</meta:editing-cycles>
    <meta:document-statistic meta:table-count="0" meta:image-count="0" meta:object-count="0" meta:page-count="2" meta:paragraph-count="9" meta:word-count="377" meta:character-count="2414" meta:non-whitespace-character-count="2042"/>
  </office:meta>
</office:document-meta>
</file>